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greja Batista Nova Jerusalém - Fonte Eterna</text:p>
      <text:p text:style-name="Standard"></text:p>
      <text:p text:style-name="Standard"><text:span text:style-name="T1">Intro:</text:span> C#m <text:s/>B <text:s/>A <text:s/>G# <text:s text:c="4"/>C#m <text:s/>B <text:s/>F#m <text:s/>A/B <text:s/>B</text:p>
      <text:p text:style-name="Standard"></text:p>
      <text:p text:style-name="Standard">E <text:s text:c="16"/>B <text:s/>C#m <text:s text:c="2"/>B</text:p>
      <text:p text:style-name="Standard">Cordeiro de Deus, <text:s/>salvação</text:p>
      <text:p text:style-name="Standard"><text:s text:c="8"/>A <text:s text:c="8"/>E <text:s text:c="5"/>A <text:s/>B</text:p>
      <text:p text:style-name="Standard">Fonte eterna de gozo e paz</text:p>
      <text:p text:style-name="Standard">E <text:s text:c="12"/>B <text:s/>C#m7 <text:s text:c="5"/>B</text:p>
      <text:p text:style-name="Standard">És minha vida, <text:s text:c="3"/>és minha luz</text:p>
      <text:p text:style-name="Standard"><text:s text:c="6"/>A <text:s text:c="10"/>E</text:p>
      <text:p text:style-name="Standard">E em Ti está a vitória</text:p>
      <text:p text:style-name="Standard"><text:s text:c="9"/>A <text:s text:c="4"/><text:tab/> <text:s text:c="6"/>B <text:s text:c="3"/>B/D#</text:p>
      <text:p text:style-name="Standard">Rendo a Ti o <text:s text:c="2"/>meu louvor</text:p>
      <text:p text:style-name="Standard"><text:s text:c="8"/>A <text:s text:c="13"/>C#m <text:s text:c="7"/>B <text:s/><text:tab/>A B</text:p>
      <text:p text:style-name="Standard">Ergo minhas mãos e declaro o meu amor</text:p>
      <text:p text:style-name="Standard"></text:p>
      <text:p text:style-name="Standard">E <text:s text:c="3"/><text:tab/> <text:s text:c="3"/>C#m <text:s/>C#m7 <text:s text:c="6"/>A <text:s text:c="9"/>E</text:p>
      <text:p text:style-name="Standard">Honra, <text:s text:c="5"/>Glória, seja ao Leão de Judá</text:p>
      <text:p text:style-name="Standard"><text:s/>A <text:s text:c="8"/><text:tab/> <text:s/>B</text:p>
      <text:p text:style-name="Standard">Poderoso de <text:s text:c="3"/>Israel</text:p>
      <text:p text:style-name="Standard">E <text:s/><text:tab/> <text:s text:c="5"/>C#m <text:s text:c="3"/><text:tab/> <text:s text:c="5"/>A<text:tab/><text:tab/>E</text:p>
      <text:p text:style-name="Standard">Alfa, <text:s text:c="8"/>Ômega, Ele princípio e o fim</text:p>
      <text:p text:style-name="Standard">A <text:s text:c="2"/><text:tab/> <text:s text:c="6"/>B <text:s text:c="7"/>E <text:s text:c="11"/>(C#m <text:s/>B <text:s/>F#m <text:s/>A/B <text:s/>B <text:s/>¬¬- <text:s/>A <text:s/>B)</text:p>
      <text:p text:style-name="Standard">Deus que hoje habita em mim</text:p>
      <text:p text:style-name="Standard"></text:p>
      <text:p text:style-name="Standard"/>
      <text:p text:style-name="Standard"><text:s text:c="4"/>A <text:s text:c="5"/>C#m <text:s text:c="5"/>A <text:s text:c="8"/>C#m~B <text:s text:c="2"/></text:p>
      <text:p text:style-name="Standard">A Ele o louvor, a Ele a adoração, </text:p>
      <text:p text:style-name="Standard">A <text:s text:c="12"/>E <text:s text:c="9"/>A <text:s text:c="8"/>B</text:p>
      <text:p text:style-name="Standard">a Cristo seja a Glória Para sempre amém</text:p>
      <text:p text:style-name="Standard"><text:s text:c="4"/>A <text:s text:c="5"/>C#m <text:s text:c="5"/>A <text:s text:c="8"/>C#m~B <text:s text:c="2"/></text:p>
      <text:p text:style-name="Standard">A Ele o louvor, a Ele a adoração,</text:p>
      <text:p text:style-name="Standard">A <text:s text:c="12"/>E <text:s text:c="9"/>A <text:s text:c="8"/>B <text:s text:c="13"/>B <text:s text:c="8"/>C</text:p>
      <text:p text:style-name="Standard"><text:s/>a Cristo seja a Glória Para sempre amém (amém)</text:p>
      <text:p text:style-name="Standard"></text:p>
      <text:p text:style-name="Standard"/>
      <text:p text:style-name="Standard">F <text:s text:c="3"/><text:tab/> <text:s text:c="2"/>Dm <text:s/><text:tab/> <text:s text:c="8"/>A# <text:s text:c="8"/>F</text:p>
      <text:p text:style-name="Standard">Honra, <text:s text:c="2"/>Glória, seja ao Leão de Judá</text:p>
      <text:p text:style-name="Standard"><text:s text:c="5"/>A# <text:s text:c="8"/>C</text:p>
      <text:p text:style-name="Standard">Poderoso de <text:s text:c="3"/>Israel</text:p>
      <text:p text:style-name="Standard">F <text:s text:c="3"/><text:tab/> <text:s text:c="2"/>Dm <text:s/><text:tab/> <text:s text:c="8"/>A# <text:s text:c="8"/>F</text:p>
      <text:p text:style-name="Standard">Alfa, <text:s text:c="5"/>Ômega, Ele princípio e o fim</text:p>
      <text:p text:style-name="Standard">F <text:s text:c="7"/><text:tab/> A# <text:s text:c="7"/>C <text:s text:c="8"/>Dm <text:s text:c="3"/>C</text:p>
      <text:p text:style-name="Standard">Deus que hoje habita em mim</text:p>
      <text:p text:style-name="Standard">F <text:s text:c="7"/><text:tab/> A# <text:s text:c="7"/>C</text:p>
      <text:p text:style-name="Standard">Deus que hoje habita em mim</text:p>
      <text:p text:style-name="Standard">F <text:s text:c="7"/><text:tab/> A# <text:s text:c="7"/>C <text:s text:c="2"/>F <text:s text:c="7"/><text:tab/> A# <text:s text:c="7"/>C F</text:p>
      <text:p text:style-name="Standard">Deus que hoje habita em mim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16:26:07</meta:creation-date>
    <meta:document-statistic meta:table-count="0" meta:image-count="0" meta:object-count="0" meta:page-count="1" meta:paragraph-count="47" meta:word-count="231" meta:character-count="1452"/>
    <dc:date>2016-04-16T16:28:45</dc:date>
    <meta:editing-duration>PT2M39S</meta:editing-duration>
    <meta:editing-cycles>1</meta:editing-cycles>
    <meta:generator>OpenOffice/4.1.2$Linux OpenOffice.org_project/412m3$Build-9782</meta:generator>
  </office:meta>
</office:document-meta>
</file>